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textarea-horizontal-align="justify" draw:textarea-vertical-align="middle" draw:auto-grow-height="false" fo:min-height="0.366cm" fo:min-width="1.31cm"/>
    </style:style>
    <style:style style:name="gr3" style:family="graphic" style:parent-style-name="standard">
      <style:graphic-properties draw:textarea-horizontal-align="justify" draw:textarea-vertical-align="middle" draw:auto-grow-height="false" fo:min-height="0.366cm" fo:min-width="1.236cm"/>
    </style:style>
    <style:style style:name="gr4" style:family="graphic" style:parent-style-name="standard">
      <style:graphic-properties draw:textarea-horizontal-align="justify" draw:textarea-vertical-align="middle" draw:auto-grow-height="false" fo:min-height="0.366cm" fo:min-width="1.203cm"/>
    </style:style>
    <style:style style:name="gr5" style:family="graphic" style:parent-style-name="standard">
      <style:graphic-properties svg:stroke-color="#ff9999" draw:fill-color="#ff6666" draw:textarea-horizontal-align="justify" draw:textarea-vertical-align="middle" draw:auto-grow-height="false" fo:min-height="0.366cm" fo:min-width="1.259cm"/>
    </style:style>
    <style:style style:name="gr6" style:family="graphic" style:parent-style-name="standard">
      <style:graphic-properties svg:stroke-color="#ff9999" draw:fill-color="#ff6666" draw:textarea-horizontal-align="justify" draw:textarea-vertical-align="middle" draw:auto-grow-height="false" fo:min-height="0.366cm" fo:min-width="1.1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-color="#ff6666"/>
      <style:paragraph-properties fo:text-align="center"/>
      <style:text-properties fo:font-size="13pt"/>
    </style:style>
    <style:style style:name="T1" style:family="text">
      <style:text-properties fo:font-size="14pt"/>
    </style:style>
    <style:style style:name="T2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0.212cm" svg:height="8.165cm" svg:x="0.593cm" svg:y="0.0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1.81cm" svg:height="0.616cm" svg:x="18.053cm" svg:y="0.748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736cm" svg:height="0.616cm" svg:x="19.927cm" svg:y="0.748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21.771cm" svg:y="0.748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759cm" svg:height="0.616cm" svg:x="10.767cm" svg:y="0.744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656cm" svg:height="0.616cm" svg:x="16.318cm" svg:y="0.759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23.571cm" svg:y="0.748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27.271cm" svg:y="0.748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34.571cm" svg:y="0.748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656cm" svg:height="0.616cm" svg:x="29.118cm" svg:y="0.759cm">
          <text:p text:style-name="P1"><text:span text:style-name="T2">M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03cm" svg:height="0.616cm" svg:x="32.671cm" svg:y="0.748cm">
          <text:p text:style-name="P1"><text:span text:style-name="T1">IL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1cm" fo:page-height="8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7T16:45:50.851058382</meta:creation-date>
    <dc:date>2020-06-17T11:24:22.399570796</dc:date>
    <meta:editing-duration>PT42M41S</meta:editing-duration>
    <meta:editing-cycles>1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minimum="-10" chart:maximum="15" chart:origin="0" chart:interval-major="5" chart:reverse-direction="false" text:line-break="false" loext:try-staggering-first="false" chart:link-data-style-to-source="false" chart:axis-position="1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14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213cm" svg:height="8.166cm" xlink:href="." xlink:type="simple" chart:class="chart:bar" chart:style-name="ch1">
        <chart:legend svg:x="25.434cm" svg:y="0cm" style:legend-expansion="custom" chartooo:width="14.778cm" chartooo:height="0.681cm" style:legend-expansion-aspect-ratio="21.7004405286344" chart:style-name="ch2"/>
        <chart:plot-area chart:style-name="ch3" chart:data-source-has-labels="both" svg:x="1.846cm" svg:y="0.4cm" svg:width="37.555cm" svg:height="7.694cm">
          <chartooo:coordinate-region svg:x="2.838cm" svg:y="0.679cm" svg:width="36.563cm" svg:height="4.387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273cm" svg:y="5.956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SWITCH</text:p>
              </table:table-cell>
              <table:table-cell office:value-type="float" office:value="-4.01584231371464">
                <text:p>-4.01584231371464</text:p>
              </table:table-cell>
              <table:table-cell office:value-type="float" office:value="-0.722913340763287">
                <text:p>-0.722913340763287</text:p>
              </table:table-cell>
              <table:table-cell office:value-type="float" office:value="-8.22912069050073">
                <text:p>-8.22912069050073</text:p>
              </table:table-cell>
              <table:table-cell office:value-type="float" office:value="-6.4749939598937">
                <text:p>-6.4749939598937</text:p>
              </table:table-cell>
              <table:table-cell office:value-type="float" office:value="0.0255983617048483">
                <text:p>0.0255983617048483</text:p>
              </table:table-cell>
              <table:table-cell office:value-type="float" office:value="-3.97712993214374">
                <text:p>-3.97712993214374</text:p>
              </table:table-cell>
              <table:table-cell office:value-type="float" office:value="4.40253814344788">
                <text:p>4.40253814344788</text:p>
              </table:table-cell>
              <table:table-cell office:value-type="float" office:value="0.628503482249032">
                <text:p>0.628503482249032</text:p>
              </table:table-cell>
              <table:table-cell office:value-type="float" office:value="-0.0992581757392141">
                <text:p>-0.0992581757392141</text:p>
              </table:table-cell>
              <table:table-cell office:value-type="float" office:value="0.283811566997405">
                <text:p>0.283811566997405</text:p>
              </table:table-cell>
              <table:table-cell office:value-type="float" office:value="1.83315038419319">
                <text:p>1.83315038419319</text:p>
              </table:table-cell>
              <table:table-cell office:value-type="float" office:value="-4.85993092483965">
                <text:p>-4.85993092483965</text:p>
              </table:table-cell>
              <table:table-cell office:value-type="float" office:value="0.535764973034347">
                <text:p>0.535764973034347</text:p>
              </table:table-cell>
              <table:table-cell office:value-type="float" office:value="0.106966171948109">
                <text:p>0.106966171948109</text:p>
              </table:table-cell>
              <table:table-cell office:value-type="float" office:value="2.69605553998941">
                <text:p>2.69605553998941</text:p>
              </table:table-cell>
              <table:table-cell office:value-type="float" office:value="-2.96263212743786">
                <text:p>-2.96263212743786</text:p>
              </table:table-cell>
              <table:table-cell office:value-type="float" office:value="-0.0446250322944319">
                <text:p>-0.0446250322944319</text:p>
              </table:table-cell>
              <table:table-cell office:value-type="float" office:value="1.33254513657972">
                <text:p>1.33254513657972</text:p>
              </table:table-cell>
              <table:table-cell office:value-type="float" office:value="NaN">
                <text:p>NaN</text:p>
              </table:table-cell>
              <table:table-cell office:value-type="float" office:value="-1.0351550735042">
                <text:p>-1.0351550735042</text:p>
              </table:table-cell>
            </table:table-row>
            <table:table-row>
              <table:table-cell office:value-type="string">
                <text:p>AGGRESSIVE</text:p>
              </table:table-cell>
              <table:table-cell office:value-type="float" office:value="-4.3197936814958">
                <text:p>-4.3197936814958</text:p>
              </table:table-cell>
              <table:table-cell office:value-type="float" office:value="-4.64471821440404">
                <text:p>-4.64471821440404</text:p>
              </table:table-cell>
              <table:table-cell office:value-type="float" office:value="-8.18007944681478">
                <text:p>-8.18007944681478</text:p>
              </table:table-cell>
              <table:table-cell office:value-type="float" office:value="-6.43472658452122">
                <text:p>-6.43472658452122</text:p>
              </table:table-cell>
              <table:table-cell office:value-type="float" office:value="0.511967234097022">
                <text:p>0.511967234097022</text:p>
              </table:table-cell>
              <table:table-cell office:value-type="float" office:value="-4.5300326715255">
                <text:p>-4.5300326715255</text:p>
              </table:table-cell>
              <table:table-cell office:value-type="float" office:value="4.78753743048624">
                <text:p>4.78753743048624</text:p>
              </table:table-cell>
              <table:table-cell office:value-type="float" office:value="4.87514863258025">
                <text:p>4.87514863258025</text:p>
              </table:table-cell>
              <table:table-cell office:value-type="float" office:value="0.190680179709546">
                <text:p>0.190680179709546</text:p>
              </table:table-cell>
              <table:table-cell office:value-type="float" office:value="1.45257888620721">
                <text:p>1.45257888620721</text:p>
              </table:table-cell>
              <table:table-cell office:value-type="float" office:value="8.64983534577387">
                <text:p>8.64983534577387</text:p>
              </table:table-cell>
              <table:table-cell office:value-type="float" office:value="-4.90927032509183">
                <text:p>-4.90927032509183</text:p>
              </table:table-cell>
              <table:table-cell office:value-type="float" office:value="-0.879931876241846">
                <text:p>-0.879931876241846</text:p>
              </table:table-cell>
              <table:table-cell office:value-type="float" office:value="10.1274043512311">
                <text:p>10.1274043512311</text:p>
              </table:table-cell>
              <table:table-cell office:value-type="float" office:value="7.99165654867532">
                <text:p>7.99165654867532</text:p>
              </table:table-cell>
              <table:table-cell office:value-type="float" office:value="-3.47377301374623">
                <text:p>-3.47377301374623</text:p>
              </table:table-cell>
              <table:table-cell office:value-type="float" office:value="-0.615355708481102">
                <text:p>-0.615355708481102</text:p>
              </table:table-cell>
              <table:table-cell office:value-type="float" office:value="3.94344688292815">
                <text:p>3.94344688292815</text:p>
              </table:table-cell>
              <table:table-cell office:value-type="float" office:value="NaN">
                <text:p>NaN</text:p>
              </table:table-cell>
              <table:table-cell office:value-type="float" office:value="0.396602025241421">
                <text:p>0.396602025241421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-1.86055079672101">
                <text:p>-1.86055079672101</text:p>
              </table:table-cell>
              <table:table-cell office:value-type="float" office:value="-0.620500617488484">
                <text:p>-0.620500617488484</text:p>
              </table:table-cell>
              <table:table-cell office:value-type="float" office:value="-2.57956941788045">
                <text:p>-2.57956941788045</text:p>
              </table:table-cell>
              <table:table-cell office:value-type="float" office:value="-1.07111218490779">
                <text:p>-1.07111218490779</text:p>
              </table:table-cell>
              <table:table-cell office:value-type="float" office:value="-0.0639959042621374">
                <text:p>-0.0639959042621374</text:p>
              </table:table-cell>
              <table:table-cell office:value-type="float" office:value="0.49007288263383">
                <text:p>0.49007288263383</text:p>
              </table:table-cell>
              <table:table-cell office:value-type="float" office:value="3.57193782974476">
                <text:p>3.57193782974476</text:p>
              </table:table-cell>
              <table:table-cell office:value-type="float" office:value="0.611516901647691">
                <text:p>0.611516901647691</text:p>
              </table:table-cell>
              <table:table-cell office:value-type="float" office:value="-0.0966461184829015">
                <text:p>-0.0966461184829015</text:p>
              </table:table-cell>
              <table:table-cell office:value-type="float" office:value="0.286046303745424">
                <text:p>0.286046303745424</text:p>
              </table:table-cell>
              <table:table-cell office:value-type="float" office:value="1.73710208562019">
                <text:p>1.73710208562019</text:p>
              </table:table-cell>
              <table:table-cell office:value-type="float" office:value="-3.93892878679898">
                <text:p>-3.93892878679898</text:p>
              </table:table-cell>
              <table:table-cell office:value-type="float" office:value="0.890576213454441">
                <text:p>0.890576213454441</text:p>
              </table:table-cell>
              <table:table-cell office:value-type="float" office:value="0.15280881706875">
                <text:p>0.15280881706875</text:p>
              </table:table-cell>
              <table:table-cell office:value-type="float" office:value="2.59954546869648">
                <text:p>2.59954546869648</text:p>
              </table:table-cell>
              <table:table-cell office:value-type="float" office:value="-1.62274825070716">
                <text:p>-1.62274825070716</text:p>
              </table:table-cell>
              <table:table-cell office:value-type="float" office:value="-0.0352302886535094">
                <text:p>-0.0352302886535094</text:p>
              </table:table-cell>
              <table:table-cell office:value-type="float" office:value="0.379319687677027">
                <text:p>0.379319687677027</text:p>
              </table:table-cell>
              <table:table-cell office:value-type="float" office:value="NaN">
                <text:p>NaN</text:p>
              </table:table-cell>
              <table:table-cell office:value-type="float" office:value="-0.0500634500180341">
                <text:p>-0.0500634500180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